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33cm" draw:marker-end-width="0.33cm" draw:fill-color="#c0c0c0" draw:auto-grow-height="false" fo:min-height="0.749cm" fo:min-width="0.499cm" fo:padding-top="0.135cm" fo:padding-bottom="0.135cm" fo:padding-left="0.26cm" fo:padding-right="0.26cm" fo:wrap-option="no-wrap"/>
    </style:style>
    <style:style style:name="gr2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5cm" svg:stroke-color="#ff0000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ff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1cm" fo:padding-top="0cm" fo:padding-bottom="0.05cm" fo:padding-left="0cm" fo:padding-right="0cm"/>
    </style:style>
    <style:style style:name="gr6" style:family="graphic" style:parent-style-name="standard">
      <style:graphic-properties svg:stroke-width="0.076cm" svg:stroke-color="#ffffff" draw:marker-start-width="0.406cm" draw:marker-end-width="0.406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standard">
      <style:graphic-properties draw:stroke="dash" draw:stroke-dash="Fine_20_Dash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24pt" style:font-size-asian="24pt" style:font-size-complex="24pt"/>
    </style:style>
    <style:style style:name="P3" style:family="paragraph">
      <style:paragraph-properties fo:text-align="center"/>
      <style:text-properties fo:color="#ff0000" fo:font-size="24pt" style:font-size-asian="24pt" style:font-size-complex="24pt"/>
    </style:style>
    <style:style style:name="P4" style:family="paragraph">
      <style:paragraph-properties fo:text-align="center"/>
      <style:text-properties style:use-window-font-color="true" fo:font-size="20pt" style:font-size-asian="20pt" style:font-size-complex="20pt"/>
    </style:style>
    <style:style style:name="T1" style:family="text">
      <style:text-properties fo:color="#0000ff"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0.5cm" svg:height="0.5cm" svg:x="0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0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0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0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0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0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0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0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0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0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6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7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4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3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5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6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7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0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1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2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3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0.5cm" svg:height="0.5cm" svg:x="14.75cm" svg:y="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rect draw:style-name="gr2" draw:text-style-name="P1" draw:layer="layout" svg:width="1.5cm" svg:height="13cm" svg:x="8.75cm" svg:y="1.5cm">
          <text:p/>
        </draw:rect>
        <draw:line draw:style-name="gr3" draw:text-style-name="P1" draw:layer="layout" svg:x1="2.5cm" svg:y1="14.5cm" svg:x2="2.5cm" svg:y2="1.5cm">
          <text:p/>
        </draw:line>
        <draw:line draw:style-name="gr4" draw:text-style-name="P1" draw:layer="layout" svg:x1="0.5cm" svg:y1="14.5cm" svg:x2="0.5cm" svg:y2="1.5cm">
          <text:p/>
        </draw:line>
        <draw:line draw:style-name="gr3" draw:text-style-name="P1" draw:layer="layout" svg:x1="18.5cm" svg:y1="14.5cm" svg:x2="18.5cm" svg:y2="1.5cm">
          <text:p/>
        </draw:line>
        <draw:line draw:style-name="gr4" draw:text-style-name="P1" draw:layer="layout" svg:x1="16.5cm" svg:y1="14.5cm" svg:x2="16.5cm" svg:y2="1.5cm">
          <text:p/>
        </draw:line>
        <draw:frame draw:style-name="gr5" draw:text-style-name="P2" draw:layer="layout" svg:width="1cm" svg:height="1cm" svg:x="0.5cm" svg:y="0.5cm">
          <draw:text-box>
            <text:p text:style-name="P1"><text:span text:style-name="T1">-</text:span></text:p>
          </draw:text-box>
        </draw:frame>
        <draw:frame draw:style-name="gr5" draw:text-style-name="P3" draw:layer="layout" svg:width="1cm" svg:height="1cm" svg:x="1.5cm" svg:y="0.5cm">
          <draw:text-box>
            <text:p text:style-name="P1"><text:span text:style-name="T2">+</text:span></text:p>
          </draw:text-box>
        </draw:frame>
        <draw:frame draw:style-name="gr5" draw:text-style-name="P2" draw:layer="layout" svg:width="1cm" svg:height="1cm" svg:x="16.5cm" svg:y="0.5cm">
          <draw:text-box>
            <text:p text:style-name="P1"><text:span text:style-name="T1">-</text:span></text:p>
          </draw:text-box>
        </draw:frame>
        <draw:frame draw:style-name="gr5" draw:text-style-name="P3" draw:layer="layout" svg:width="1cm" svg:height="1cm" svg:x="17.5cm" svg:y="0.5cm">
          <draw:text-box>
            <text:p text:style-name="P1"><text:span text:style-name="T2">+</text:span></text:p>
          </draw:text-box>
        </draw:frame>
        <draw:frame draw:style-name="gr5" draw:text-style-name="P4" draw:layer="layout" svg:width="1cm" svg:height="1cm" svg:x="3.5cm" svg:y="0.5cm">
          <draw:text-box>
            <text:p text:style-name="P1"><text:span text:style-name="T3">a</text:span></text:p>
          </draw:text-box>
        </draw:frame>
        <draw:frame draw:style-name="gr5" draw:text-style-name="P4" draw:layer="layout" svg:width="1cm" svg:height="1cm" svg:x="4.5cm" svg:y="0.5cm">
          <draw:text-box>
            <text:p text:style-name="P1"><text:span text:style-name="T3">b</text:span></text:p>
          </draw:text-box>
        </draw:frame>
        <draw:frame draw:style-name="gr5" draw:text-style-name="P4" draw:layer="layout" svg:width="1cm" svg:height="1cm" svg:x="5.5cm" svg:y="0.5cm">
          <draw:text-box>
            <text:p text:style-name="P1"><text:span text:style-name="T3">c</text:span></text:p>
          </draw:text-box>
        </draw:frame>
        <draw:frame draw:style-name="gr5" draw:text-style-name="P4" draw:layer="layout" svg:width="1cm" svg:height="1cm" svg:x="6.5cm" svg:y="0.5cm">
          <draw:text-box>
            <text:p text:style-name="P1"><text:span text:style-name="T3">d</text:span></text:p>
          </draw:text-box>
        </draw:frame>
        <draw:frame draw:style-name="gr5" draw:text-style-name="P4" draw:layer="layout" svg:width="1cm" svg:height="1cm" svg:x="7.5cm" svg:y="0.5cm">
          <draw:text-box>
            <text:p text:style-name="P1"><text:span text:style-name="T3">e</text:span></text:p>
          </draw:text-box>
        </draw:frame>
        <draw:frame draw:style-name="gr5" draw:text-style-name="P4" draw:layer="layout" svg:width="1cm" svg:height="1cm" svg:x="10.5cm" svg:y="0.5cm">
          <draw:text-box>
            <text:p text:style-name="P1"><text:span text:style-name="T3">f</text:span></text:p>
          </draw:text-box>
        </draw:frame>
        <draw:frame draw:style-name="gr5" draw:text-style-name="P4" draw:layer="layout" svg:width="1cm" svg:height="1cm" svg:x="11.5cm" svg:y="0.5cm">
          <draw:text-box>
            <text:p text:style-name="P1"><text:span text:style-name="T3">g</text:span></text:p>
          </draw:text-box>
        </draw:frame>
        <draw:frame draw:style-name="gr5" draw:text-style-name="P4" draw:layer="layout" svg:width="1cm" svg:height="1cm" svg:x="12.5cm" svg:y="0.5cm">
          <draw:text-box>
            <text:p text:style-name="P1"><text:span text:style-name="T3">h</text:span></text:p>
          </draw:text-box>
        </draw:frame>
        <draw:frame draw:style-name="gr5" draw:text-style-name="P4" draw:layer="layout" svg:width="1cm" svg:height="1cm" svg:x="13.5cm" svg:y="0.5cm">
          <draw:text-box>
            <text:p text:style-name="P1"><text:span text:style-name="T3">i</text:span></text:p>
          </draw:text-box>
        </draw:frame>
        <draw:frame draw:style-name="gr5" draw:text-style-name="P4" draw:layer="layout" svg:width="1cm" svg:height="1cm" svg:x="14.5cm" svg:y="0.5cm">
          <draw:text-box>
            <text:p text:style-name="P1"><text:span text:style-name="T3">j</text:span></text:p>
          </draw:text-box>
        </draw:frame>
        <draw:rect draw:style-name="gr6" draw:text-style-name="P1" draw:layer="layout" svg:width="19cm" svg:height="0.5cm" svg:x="0cm" svg:y="14.5cm">
          <text:p/>
        </draw:rect>
        <draw:line draw:style-name="gr7" draw:text-style-name="P1" draw:layer="layout" svg:x1="0cm" svg:y1="14.5cm" svg:x2="19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18:06:37.11</meta:creation-date>
    <dc:date>2012-09-06T15:17:29.36</dc:date>
    <meta:editing-duration>PT15M54S</meta:editing-duration>
    <meta:editing-cycles>7</meta:editing-cycles>
    <meta:generator>OpenOffice.org/3.4$Win32 OpenOffice.org_project/340m1$Build-9590</meta:generator>
    <meta:document-statistic meta:object-count="191"/>
  </office:meta>
</office:document-meta>
</file>